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2" style:family="paragraph" style:parent-style-name="Standard">
      <style:paragraph-properties fo:margin-left="0in" fo:margin-right="0in" fo:text-indent="0in" style:auto-text-indent="false"/>
      <style:text-properties officeooo:paragraph-rsid="000827e1"/>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Text_20_body">
      <style:text-properties officeooo:paragraph-rsid="000827e1"/>
    </style:style>
    <style:style style:name="P6" style:family="paragraph" style:parent-style-name="Text_20_body">
      <style:text-properties officeooo:rsid="000827e1" officeooo:paragraph-rsid="000827e1"/>
    </style:style>
    <style:style style:name="P7" style:family="paragraph" style:parent-style-name="Standard">
      <style:paragraph-properties fo:margin-left="0in" fo:margin-right="0in" fo:text-indent="0in" style:auto-text-indent="false"/>
      <style:text-properties fo:language="en" fo:country="US" fo:font-weight="normal" officeooo:rsid="000827e1" officeooo:paragraph-rsid="000827e1" style:font-weight-asian="normal" style:font-weight-complex="normal"/>
    </style:style>
    <style:style style:name="T1" style:family="text">
      <style:text-properties officeooo:rsid="000827e1"/>
    </style:style>
    <style:style style:name="T2" style:family="text">
      <style:text-properties fo:language="en" fo:country="US" fo:font-weight="normal" officeooo:rsid="000827e1" style:font-weight-asian="normal" style:font-weight-complex="normal"/>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A framework is like a set of building blocks for making software. Instead of starting from scratch, you use these blocks to save time and follow certain rules that help organize your work. It gives you pre-made tools so you can focus on creating your project instead of building everything by yourself.</text:span></text:p>
      <text:p text:style-name="P1"/>
      <text:p text:style-name="P2"><text:span text:style-name="T2">2. </text:span><text:span text:style-name="Strong_20_Emphasis">Types</text:span>: Some frameworks are for building the front of a website (like React), and others are for the back (like Express).</text:p>
      <text:p text:style-name="P2"><text:span text:style-name="Strong_20_Emphasis">Advantages</text:span>:</text:p>
      <text:list text:style-name="L1">
        <text:list-item>
          <text:p text:style-name="P3"><text:span text:style-name="Strong_20_Emphasis">Saves time</text:span>: You don't need to write everything from zero.</text:p>
        </text:list-item>
        <text:list-item>
          <text:p text:style-name="P3"><text:span text:style-name="Strong_20_Emphasis">Easy to use</text:span>: They come with ready-made tools.</text:p>
        </text:list-item>
        <text:list-item>
          <text:p text:style-name="P3"><text:span text:style-name="Strong_20_Emphasis">Organized</text:span>: Helps keep your code neat and easy to manage.</text:p>
        </text:list-item>
        <text:list-item>
          <text:p text:style-name="P4"><text:span text:style-name="Strong_20_Emphasis">Safer</text:span>: They have built-in security features to protect your app. </text:p>
        </text:list-item>
      </text:list>
      <text:p text:style-name="P5"><text:span text:style-name="T1">3. </text:span>For web development, a popular choice could be<text:span text:style-name="T3"> </text:span><text:span text:style-name="Strong_20_Emphasis"><text:span text:style-name="T3">React.js,</text:span></text:span> because it is component-based and widely used for dynamic web applications. For the back-end, <text:span text:style-name="Strong_20_Emphasis"><text:span text:style-name="T3">Express.js</text:span></text:span><text:span text:style-name="T3"> </text:span>would be efficient for handling routing and server-side logic. These frameworks are easy to set up and offer great community support.</text:p>
      <text:p text:style-name="P6">4.</text:p>
      <text:p text:style-name="P6">&lt;!DOCTYPE html&gt;</text:p>
      <text:p text:style-name="P6">&lt;html&gt;</text:p>
      <text:p text:style-name="P6"><text:tab/>&lt;head&gt;</text:p>
      <text:p text:style-name="P6"><text:tab/><text:tab/>&lt;title&gt;Hello World&lt;/title&gt;</text:p>
      <text:p text:style-name="P6"><text:tab/>&lt;/head&gt;</text:p>
      <text:p text:style-name="P6"><text:tab/>&lt;body&gt;</text:p>
      <text:p text:style-name="P6"><text:tab/><text:tab/>&lt;h1&gt;Hello World&lt;/h1&gt;</text:p>
      <text:p text:style-name="P6"><text:tab/>&lt;/body&gt;</text:p>
      <text:p text:style-name="P6">&lt;/html&gt;</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Noto Sans CJK HK"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ans CJK HK"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8:19:15.814100051</meta:creation-date>
    <dc:date>2024-11-05T18:26:03.105137680</dc:date>
    <meta:editing-duration>PT6M47S</meta:editing-duration>
    <meta:editing-cycles>1</meta:editing-cycles>
    <meta:document-statistic meta:table-count="0" meta:image-count="0" meta:object-count="0" meta:page-count="1" meta:paragraph-count="18" meta:word-count="177" meta:character-count="1074" meta:non-whitespace-character-count="910"/>
    <meta:generator>LibreOffice/24.8.2.1$Linux_X86_64 LibreOffice_project/480$Build-1</meta:generator>
  </office:meta>
</office:document-meta>
</file>